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11.877cm" fo:min-width="13.53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5.239cm" fo:min-width="12.40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3"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4.139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5"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7"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9"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1"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3"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458cm" fo:min-width="3.96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7"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9"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0" style:family="graphic" style:parent-style-name="standard" style:list-style-name="L1">
      <style:graphic-properties draw:stroke="solid" draw:stroke-dash="Dashed_20__28_var_29__20_4" svg:stroke-width="0.053cm" svg:stroke-color="#000000" draw:marker-start="Square_20_unfilled" draw:marker-start-width="0.4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1"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paragraph-properties style:writing-mode="lr-tb"/>
    </style:style>
    <style:style style:name="gr3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4"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5" style:family="graphic" style:parent-style-name="standard" style:list-style-name="L1">
      <style:graphic-properties draw:stroke="solid" draw:stroke-dash="Dashed_20__28_var_29__20_4" svg:stroke-width="0.053cm" svg:stroke-color="#000000" draw:marker-start="Square_20_unfilled" draw:marker-start-width="0.4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36" style:family="graphic" style:parent-style-name="standard" style:list-style-name="L1">
      <style:graphic-properties draw:stroke="solid" draw:stroke-dash="Dashed_20__28_var_29__20_4" svg:stroke-width="0.053cm" svg:stroke-color="#000000" draw:marker-start="Square_20_unfilled" draw:marker-start-width="0.4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37"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8" style:family="graphic" style:parent-style-name="standard">
      <style:graphic-properties draw:stroke="none" svg:stroke-color="#000000" draw:fill="none" draw:fill-color="#ffffff" draw:textarea-horizontal-align="left" draw:auto-grow-height="true" draw:auto-grow-width="false" fo:min-height="0.159cm" fo:min-width="0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40" style:family="graphic">
      <style:graphic-properties style:protect="size" style:writing-mode="lr-tb" loext:decorative="false"/>
    </style:style>
    <style:style style:name="gr41"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middle" draw:auto-grow-height="false" fo:min-height="0.25cm" fo:min-width="0cm" fo:padding-top="0.125cm" fo:padding-bottom="0.125cm" fo:padding-left="0.25cm" fo:padding-right="0.25cm" fo:wrap-option="wrap" draw:shadow="hidden" draw:shadow-offset-x="0.2cm" draw:shadow-offset-y="0.2cm" draw:shadow-color="#808080" loext:decorative="false"/>
    </style:style>
    <style:style style:name="gr42" style:family="graphic" style:parent-style-name="standard" style:list-style-name="L1">
      <style:graphic-properties draw:stroke="solid" draw:stroke-dash="Long_20_Dash" svg:stroke-width="0.1cm" svg:stroke-color="#000000" draw:marker-start="" draw:marker-start-width="0.35cm" draw:marker-start-center="false" draw:marker-end="UML_20_Arrow" draw:marker-end-width="0.35cm" draw:marker-end-center="false" draw:fill="solid" draw:fill-color="#000000" draw:textarea-horizontal-align="justify" draw:textarea-vertical-align="middle" draw:auto-grow-height="false" fo:min-height="0cm" fo:min-width="0cm" fo:padding-top="0.175cm" fo:padding-bottom="0.175cm" fo:padding-left="0.3cm" fo:padding-right="0.3cm" fo:wrap-option="wrap" draw:shadow="hidden" draw:shadow-offset-x="0.2cm" draw:shadow-offset-y="0.2cm" draw:shadow-color="#808080" loext:decorative="false"/>
    </style:style>
    <style:style style:name="gr4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5"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7" style:family="graphic" style:parent-style-name="standard" style:list-style-name="L1">
      <style:graphic-properties draw:stroke="dash" draw:stroke-dash="Long_20_Dash" svg:stroke-width="0.053cm" svg:stroke-color="#000000" draw:marker-start="Navigation" draw:marker-start-width="0.3cm" draw:marker-start-center="false" draw:marker-end="" draw:marker-end-width="0.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8" style:family="graphic" style:parent-style-name="standard" style:list-style-name="L1">
      <style:graphic-properties draw:stroke="dash" draw:stroke-dash="Long_20_Dash" svg:stroke-width="0.053cm" svg:stroke-color="#000000" draw:marker-start="Navigation" draw:marker-start-width="0.3cm" draw:marker-start-center="false" draw:marker-end="" draw:marker-end-width="0.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9" style:family="graphic" style:parent-style-name="standard" style:list-style-name="L1">
      <style:graphic-properties draw:stroke="dash" draw:stroke-dash="Long_20_Dash" svg:stroke-width="0.053cm" svg:stroke-color="#000000" draw:marker-start="Navigation" draw:marker-start-width="0.3cm" draw:marker-start-center="false" draw:marker-end="" draw:marker-end-width="0.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0" style:family="graphic" style:parent-style-name="standard" style:list-style-name="L1">
      <style:graphic-properties draw:stroke="dash" draw:stroke-dash="Long_20_Dash" svg:stroke-width="0.053cm" svg:stroke-color="#000000" draw:marker-start="Navigation" draw:marker-start-width="0.3cm" draw:marker-start-center="false" draw:marker-end="" draw:marker-end-width="0.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1"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2"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5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fafaf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loext:tab-stop-distance="0cm" style:writing-mode="lr-tb">
        <style:tab-stops>
          <style:tab-stop style:position="0.5cm" style:type="center"/>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ype="center"/>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fo:font-size="12pt" fo:language="zxx" fo:country="none"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1"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custom-shape draw:style-name="gr2" draw:text-style-name="P2" xml:id="id1" draw:id="id1" draw:layer="layout" svg:width="13.987cm" svg:height="1.153cm" svg:x="3.98cm" svg:y="2.31cm">
            <draw:glue-point draw:id="4" svg:x="4.285cm" svg:y="-2.827cm"/>
            <draw:glue-point draw:id="5" svg:x="4.285cm" svg:y="-0.659cm"/>
            <text:p text:style-name="P1"><text:span text:style-name="T1">«component»</text:span></text:p>
            <text:p text:style-name="P1"><text:span text:style-name="T1">AuthHandler</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13.987cm" svg:height="12.081cm" svg:x="3.98cm" svg:y="3.463cm">
            <text:p text:style-name="P3"><text:span text:style-name="T2"/></text:p>
            <text:p text:style-name="P3"><text:span text:style-name="T3"/></text:p>
            <draw:enhanced-geometry svg:viewBox="0 0 21600 21600" draw:mirror-horizontal="false" draw:mirror-vertical="false" draw:type="rectangle" draw:enhanced-path="M 0 0 L 21600 0 21600 21600 0 21600 0 0 Z N"/>
          </draw:custom-shape>
          <draw:connector draw:style-name="gr4" draw:text-style-name="P5" draw:layer="layout" draw:type="line" svg:x1="16.966cm" svg:y1="2.561cm" svg:x2="16.966cm" svg:y2="2.811cm" draw:start-shape="id1" draw:start-glue-point="4" draw:end-shape="id1" draw:end-glue-point="5" svg:d="M16966 2561v250" svg:viewBox="0 0 1 251">
            <text:p/>
          </draw:connector>
        </draw:g>
        <draw:g draw:style-name="gr1" xml:id="id20" draw:id="id20">
          <draw:custom-shape draw:style-name="gr5" draw:text-style-name="P2" xml:id="id2" draw:id="id2" draw:layer="layout" svg:width="12.857cm" svg:height="1.153cm" svg:x="11.792cm" svg:y="18.247cm">
            <draw:glue-point draw:id="4" svg:x="4.285cm" svg:y="-2.827cm"/>
            <draw:glue-point draw:id="5" svg:x="4.285cm" svg:y="-0.659cm"/>
            <text:p text:style-name="P1"><text:span text:style-name="T1">«subsystem»</text:span></text:p>
            <text:p text:style-name="P1"><text:span text:style-name="T1">Multi-Factor Authentication</text:span></text:p>
            <draw:enhanced-geometry svg:viewBox="0 0 21600 21600" draw:mirror-horizontal="false" draw:mirror-vertical="false" draw:type="rectangle" draw:enhanced-path="M 0 0 L 21600 0 21600 21600 0 21600 0 0 Z N"/>
          </draw:custom-shape>
          <draw:custom-shape draw:style-name="gr6" draw:text-style-name="P4" draw:layer="layout" svg:width="12.857cm" svg:height="5.443cm" svg:x="11.792cm" svg:y="19.4cm">
            <text:p text:style-name="P3"><text:span text:style-name="T2"/></text:p>
            <text:p text:style-name="P3"><text:span text:style-name="T3"/></text:p>
            <draw:enhanced-geometry svg:viewBox="0 0 21600 21600" draw:mirror-horizontal="false" draw:mirror-vertical="false" draw:type="rectangle" draw:enhanced-path="M 0 0 L 21600 0 21600 21600 0 21600 0 0 Z N"/>
          </draw:custom-shape>
          <draw:connector draw:style-name="gr7" draw:text-style-name="P5" draw:layer="layout" draw:type="line" svg:x1="23.729cm" svg:y1="18.498cm" svg:x2="23.729cm" svg:y2="18.748cm" draw:start-shape="id2" draw:start-glue-point="4" draw:end-shape="id2" draw:end-glue-point="5" svg:d="M23729 18498v250" svg:viewBox="0 0 1 251">
            <text:p/>
          </draw:connector>
        </draw:g>
        <draw:g draw:style-name="gr1" xml:id="id25" draw:id="id25">
          <draw:custom-shape draw:style-name="gr8" draw:text-style-name="P7" xml:id="id3" draw:id="id3" draw:layer="layout" svg:width="4cm" svg:height="2cm" svg:x="28.657cm" svg:y="4.95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5">User Catalog</text:span></text:p>
            <draw:enhanced-geometry svg:viewBox="0 0 21600 21600" draw:type="rectangle" draw:enhanced-path="M 0 0 L 21600 0 21600 21600 0 21600 0 0 Z N"/>
          </draw:custom-shape>
          <draw:connector draw:style-name="gr9" draw:text-style-name="P5" draw:layer="layout" draw:type="line" svg:x1="32.187cm" svg:y1="5.233cm" svg:x2="32.187cm" svg:y2="5.483cm" draw:start-shape="id3" draw:start-glue-point="16" draw:end-shape="id3" draw:end-glue-point="17" svg:d="M32187 5233v250" svg:viewBox="0 0 1 251">
            <text:p/>
          </draw:connector>
        </draw:g>
        <draw:g draw:style-name="gr1" xml:id="id26" draw:id="id26">
          <draw:custom-shape draw:style-name="gr10" draw:text-style-name="P7" xml:id="id4" draw:id="id4" draw:layer="layout" svg:width="4cm" svg:height="2cm" svg:x="28.657cm" svg:y="7.41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5">Token Catalog</text:span></text:p>
            <draw:enhanced-geometry svg:viewBox="0 0 21600 21600" draw:type="rectangle" draw:enhanced-path="M 0 0 L 21600 0 21600 21600 0 21600 0 0 Z N"/>
          </draw:custom-shape>
          <draw:connector draw:style-name="gr11" draw:text-style-name="P5" draw:layer="layout" draw:type="line" svg:x1="32.187cm" svg:y1="7.692cm" svg:x2="32.187cm" svg:y2="7.942cm" draw:start-shape="id4" draw:start-glue-point="16" draw:end-shape="id4" draw:end-glue-point="17" svg:d="M32187 7692v250" svg:viewBox="0 0 1 251">
            <text:p/>
          </draw:connector>
        </draw:g>
        <draw:g draw:style-name="gr1" xml:id="id27" draw:id="id27">
          <draw:custom-shape draw:style-name="gr12" draw:text-style-name="P7" xml:id="id5" draw:id="id5" draw:layer="layout" svg:width="4cm" svg:height="2cm" svg:x="28.657cm" svg:y="9.64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5">Key Catalog</text:span></text:p>
            <draw:enhanced-geometry svg:viewBox="0 0 21600 21600" draw:type="rectangle" draw:enhanced-path="M 0 0 L 21600 0 21600 21600 0 21600 0 0 Z N"/>
          </draw:custom-shape>
          <draw:connector draw:style-name="gr13" draw:text-style-name="P5" draw:layer="layout" draw:type="line" svg:x1="32.187cm" svg:y1="9.92cm" svg:x2="32.187cm" svg:y2="10.17cm" draw:start-shape="id5" draw:start-glue-point="16" draw:end-shape="id5" draw:end-glue-point="17" svg:d="M32187 9920v250" svg:viewBox="0 0 1 251">
            <text:p/>
          </draw:connector>
        </draw:g>
        <draw:g draw:style-name="gr1" xml:id="id28" draw:id="id28">
          <draw:custom-shape draw:style-name="gr14" draw:text-style-name="P7" xml:id="id6" draw:id="id6" draw:layer="layout" svg:width="4.593cm" svg:height="2cm" svg:x="28.361cm" svg:y="12.01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5">Application Catalog</text:span></text:p>
            <draw:enhanced-geometry svg:viewBox="0 0 21600 21600" draw:type="rectangle" draw:enhanced-path="M 0 0 L 21600 0 21600 21600 0 21600 0 0 Z N"/>
          </draw:custom-shape>
          <draw:connector draw:style-name="gr15" draw:text-style-name="P5" draw:layer="layout" draw:type="line" svg:x1="32.484cm" svg:y1="12.296cm" svg:x2="32.484cm" svg:y2="12.546cm" draw:start-shape="id6" draw:start-glue-point="16" draw:end-shape="id6" draw:end-glue-point="17" svg:d="M32484 12296v250" svg:viewBox="0 0 1 251">
            <text:p/>
          </draw:connector>
        </draw:g>
        <draw:g draw:style-name="gr1">
          <draw:custom-shape draw:style-name="gr16" draw:text-style-name="P7" xml:id="id7" draw:id="id7" draw:layer="layout" svg:width="4cm" svg:height="2cm" svg:x="14.124cm" svg:y="20.02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4">OTP Generator</text:span></text:p>
            <draw:enhanced-geometry svg:viewBox="0 0 21600 21600" draw:type="rectangle" draw:enhanced-path="M 0 0 L 21600 0 21600 21600 0 21600 0 0 Z N"/>
          </draw:custom-shape>
          <draw:connector draw:style-name="gr17" draw:text-style-name="P5" draw:layer="layout" draw:type="line" svg:x1="17.654cm" svg:y1="20.3cm" svg:x2="17.654cm" svg:y2="20.55cm" draw:start-shape="id7" draw:start-glue-point="16" draw:end-shape="id7" draw:end-glue-point="17" svg:d="M17654 20300v250" svg:viewBox="0 0 1 251">
            <text:p/>
          </draw:connector>
        </draw:g>
        <draw:g draw:style-name="gr1">
          <draw:custom-shape draw:style-name="gr18" draw:text-style-name="P7" xml:id="id8" draw:id="id8" draw:layer="layout" svg:width="4cm" svg:height="2cm" svg:x="19.035cm" svg:y="19.874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4">OTP Notifier</text:span></text:p>
            <draw:enhanced-geometry svg:viewBox="0 0 21600 21600" draw:type="rectangle" draw:enhanced-path="M 0 0 L 21600 0 21600 21600 0 21600 0 0 Z N"/>
          </draw:custom-shape>
          <draw:connector draw:style-name="gr19" draw:text-style-name="P5" draw:layer="layout" draw:type="line" svg:x1="22.565cm" svg:y1="20.151cm" svg:x2="22.565cm" svg:y2="20.401cm" draw:start-shape="id8" draw:start-glue-point="16" draw:end-shape="id8" draw:end-glue-point="17" svg:d="M22565 20151v250" svg:viewBox="0 0 1 251">
            <text:p/>
          </draw:connector>
        </draw:g>
        <draw:g draw:style-name="gr1">
          <draw:custom-shape draw:style-name="gr20" draw:text-style-name="P7" xml:id="id9" draw:id="id9" draw:layer="layout" svg:width="4cm" svg:height="2cm" svg:x="14.017cm" svg:y="22.361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4">OTP Verification</text:span></text:p>
            <draw:enhanced-geometry svg:viewBox="0 0 21600 21600" draw:type="rectangle" draw:enhanced-path="M 0 0 L 21600 0 21600 21600 0 21600 0 0 Z N"/>
          </draw:custom-shape>
          <draw:connector draw:style-name="gr21" draw:text-style-name="P5" draw:layer="layout" draw:type="line" svg:x1="17.547cm" svg:y1="22.638cm" svg:x2="17.547cm" svg:y2="22.888cm" draw:start-shape="id9" draw:start-glue-point="16" draw:end-shape="id9" draw:end-glue-point="17" svg:d="M17547 22638v250" svg:viewBox="0 0 1 251">
            <text:p/>
          </draw:connector>
        </draw:g>
        <draw:g draw:style-name="gr1" xml:id="id16" draw:id="id16">
          <draw:custom-shape draw:style-name="gr22" draw:text-style-name="P7" xml:id="id10" draw:id="id10" draw:layer="layout" svg:width="4cm" svg:height="2cm" svg:x="13.343cm" svg:y="3.467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5">querier</text:span></text:p>
            <draw:enhanced-geometry svg:viewBox="0 0 21600 21600" draw:type="rectangle" draw:enhanced-path="M 0 0 L 21600 0 21600 21600 0 21600 0 0 Z N"/>
          </draw:custom-shape>
          <draw:connector draw:style-name="gr23" draw:text-style-name="P5" draw:layer="layout" draw:type="line" svg:x1="16.873cm" svg:y1="3.744cm" svg:x2="16.873cm" svg:y2="3.994cm" draw:start-shape="id10" draw:start-glue-point="16" draw:end-shape="id10" draw:end-glue-point="17" svg:d="M16873 3744v250" svg:viewBox="0 0 1 251">
            <text:p/>
          </draw:connector>
        </draw:g>
        <draw:g draw:style-name="gr1" xml:id="id18" draw:id="id18">
          <draw:custom-shape draw:style-name="gr24" draw:text-style-name="P7" xml:id="id11" draw:id="id11" draw:layer="layout" svg:width="4.417cm" svg:height="1.662cm" svg:x="23.866cm" svg:y="2.428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lt;&lt;component&gt;&gt;</text:span></text:p>
            <text:p text:style-name="P6"><text:span text:style-name="T4">auth.db</text:span></text:p>
            <draw:enhanced-geometry svg:viewBox="0 0 21600 21600" draw:type="rectangle" draw:enhanced-path="M 0 0 L 21600 0 21600 21600 0 21600 0 0 Z N"/>
          </draw:custom-shape>
          <draw:connector draw:style-name="gr25" draw:text-style-name="P5" draw:layer="layout" draw:type="line" svg:x1="27.813cm" svg:y1="2.705cm" svg:x2="27.813cm" svg:y2="2.955cm" draw:start-shape="id11" draw:start-glue-point="16" draw:end-shape="id11" draw:end-glue-point="17" svg:d="M27813 2705v250" svg:viewBox="0 0 1 251">
            <text:p/>
          </draw:connector>
        </draw:g>
        <draw:g draw:style-name="gr1" xml:id="id17" draw:id="id17">
          <draw:custom-shape draw:style-name="gr26" draw:text-style-name="P7" xml:id="id12" draw:id="id12" draw:layer="layout" svg:width="4cm" svg:height="2cm" svg:x="13.243cm" svg:y="9.07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5">passwordHasher</text:span></text:p>
            <draw:enhanced-geometry svg:viewBox="0 0 21600 21600" draw:type="rectangle" draw:enhanced-path="M 0 0 L 21600 0 21600 21600 0 21600 0 0 Z N"/>
          </draw:custom-shape>
          <draw:connector draw:style-name="gr27" draw:text-style-name="P5" draw:layer="layout" draw:type="line" svg:x1="16.773cm" svg:y1="9.356cm" svg:x2="16.773cm" svg:y2="9.606cm" draw:start-shape="id12" draw:start-glue-point="16" draw:end-shape="id12" draw:end-glue-point="17" svg:d="M16773 9356v250" svg:viewBox="0 0 1 251">
            <text:p/>
          </draw:connector>
        </draw:g>
        <draw:g draw:style-name="gr1" xml:id="id14" draw:id="id14">
          <draw:custom-shape draw:style-name="gr28" draw:text-style-name="P7" xml:id="id13" draw:id="id13" draw:layer="layout" svg:width="4cm" svg:height="2cm" svg:x="6.94cm" svg:y="4.578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5">connectionHandler</text:span></text:p>
            <draw:enhanced-geometry svg:viewBox="0 0 21600 21600" draw:type="rectangle" draw:enhanced-path="M 0 0 L 21600 0 21600 21600 0 21600 0 0 Z N"/>
          </draw:custom-shape>
          <draw:connector draw:style-name="gr29" draw:text-style-name="P5" draw:layer="layout" draw:type="line" svg:x1="10.47cm" svg:y1="4.855cm" svg:x2="10.47cm" svg:y2="5.105cm" draw:start-shape="id13" draw:start-glue-point="16" draw:end-shape="id13" draw:end-glue-point="17" svg:d="M10470 4855v250" svg:viewBox="0 0 1 251">
            <text:p/>
          </draw:connector>
        </draw:g>
        <draw:connector draw:style-name="gr30" draw:text-style-name="P8" xml:id="id15" draw:id="id15" draw:layer="layout" svg:x1="3.59cm" svg:y1="3.419cm" svg:x2="6.061cm" svg:y2="5.569cm" svg:d="M3590 3419h1236v2150h1235" svg:viewBox="0 0 2472 2151">
          <text:p/>
        </draw:connector>
        <draw:connector draw:style-name="gr31" draw:text-style-name="P8" draw:layer="layout" draw:type="line" svg:x1="6.94cm" svg:y1="5.578cm" svg:x2="6.061cm" svg:y2="5.569cm" draw:start-shape="id14" draw:start-glue-point="3" draw:end-shape="id15" draw:end-glue-point="3" svg:d="M6940 5578l-879-9" svg:viewBox="0 0 880 10">
          <text:p text:style-name="P9"><text:span text:style-name="T6"/></text:p>
        </draw:connector>
        <draw:connector draw:style-name="gr32" draw:text-style-name="P10" draw:layer="layout" svg:x1="10.94cm" svg:y1="5.578cm" svg:x2="13.343cm" svg:y2="4.467cm" draw:start-shape="id14" draw:start-glue-point="1" draw:end-shape="id16" draw:end-glue-point="3" svg:d="M10940 5578h1202v-1111h1201" svg:viewBox="0 0 2404 1112">
          <text:p/>
        </draw:connector>
        <draw:connector draw:style-name="gr33" draw:text-style-name="P10" draw:layer="layout" svg:x1="8.94cm" svg:y1="6.578cm" svg:x2="13.243cm" svg:y2="10.079cm" draw:start-shape="id14" draw:start-glue-point="2" draw:end-shape="id17" draw:end-glue-point="3" svg:d="M8940 6578v3501h4303" svg:viewBox="0 0 4304 3502">
          <text:p/>
        </draw:connector>
        <draw:connector draw:style-name="gr34" draw:text-style-name="P8" xml:id="id19" draw:id="id19" draw:layer="layout" draw:type="line" svg:x1="17.343cm" svg:y1="4.467cm" svg:x2="20.038cm" svg:y2="4.48cm" draw:start-shape="id16" draw:start-glue-point="1" svg:d="M17343 4467l2695 13" svg:viewBox="0 0 2696 14">
          <text:p/>
        </draw:connector>
        <draw:connector draw:style-name="gr35" draw:text-style-name="P8" draw:layer="layout" svg:x1="23.866cm" svg:y1="3.259cm" svg:x2="20.038cm" svg:y2="4.48cm" draw:start-shape="id18" draw:end-shape="id19" draw:end-glue-point="3" svg:d="M23866 3259h-1927v1221h-1901" svg:viewBox="0 0 3829 1222">
          <text:p/>
        </draw:connector>
        <draw:connector draw:style-name="gr36" draw:text-style-name="P8" draw:layer="layout" svg:x1="11.792cm" svg:y1="21.545cm" svg:x2="8.93cm" svg:y2="16.206cm" draw:start-shape="id20" draw:start-glue-point="3" draw:end-shape="id21" draw:end-glue-point="3" svg:d="M11792 21545h-2862v-5339" svg:viewBox="0 0 2863 5340">
          <text:p/>
        </draw:connector>
        <draw:connector draw:style-name="gr37" draw:text-style-name="P8" xml:id="id21" draw:id="id21" draw:layer="layout" draw:type="line" svg:x1="8.94cm" svg:y1="6.578cm" svg:x2="8.93cm" svg:y2="16.206cm" draw:start-shape="id14" draw:start-glue-point="2" svg:d="M8940 6578l-10 9628" svg:viewBox="0 0 11 9629">
          <text:p/>
        </draw:connector>
        <draw:frame draw:style-name="gr38" draw:text-style-name="P11" draw:layer="layout" svg:width="2.256cm" svg:height="0.725cm" svg:x="9.137cm" svg:y="16.493cm">
          <draw:text-box>
            <text:p><text:span text:style-name="T7">Interface</text:span></text:p>
          </draw:text-box>
        </draw:frame>
        <draw:frame draw:style-name="gr39" draw:text-style-name="P11" draw:layer="layout" svg:width="2.462cm" svg:height="0.725cm" svg:x="18.935cm" svg:y="2.922cm">
          <draw:text-box>
            <text:p><text:span text:style-name="T7">SQL Conn</text:span></text:p>
          </draw:text-box>
        </draw:frame>
        <draw:g draw:style-name="gr40" xml:id="id22" draw:id="id22">
          <draw:custom-shape draw:style-name="gr41" draw:text-style-name="P12" draw:layer="layout" svg:width="0.5cm" svg:height="0.5cm" svg:x="1.073cm" svg:y="4.795cm">
            <text:p/>
            <draw:enhanced-geometry svg:viewBox="0 0 21600 21600" draw:type="rectangle" draw:enhanced-path="M 0 0 L 21600 0 21600 21600 0 21600 0 0 Z N"/>
          </draw:custom-shape>
          <draw:custom-shape draw:style-name="gr42" draw:text-style-name="P13" draw:layer="layout" svg:width="0.426cm" svg:height="0.419cm" svg:x="1.11cm" svg:y="4.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43" draw:text-style-name="P10" draw:layer="layout" svg:x1="1.573cm" svg:y1="5.045cm" svg:x2="3.59cm" svg:y2="3.419cm" draw:start-shape="id22" draw:start-glue-point="1" draw:end-shape="id15" draw:end-glue-point="2" svg:d="M1573 5045h1016v-1626h1001" svg:viewBox="0 0 2018 1627">
          <text:p/>
        </draw:connector>
        <draw:frame draw:style-name="gr39" draw:text-style-name="P11" draw:layer="layout" svg:width="1.395cm" svg:height="0.725cm" svg:x="0.666cm" svg:y="3.675cm">
          <draw:text-box>
            <text:p><text:span text:style-name="T7">User</text:span></text:p>
          </draw:text-box>
        </draw:frame>
        <draw:g draw:style-name="gr1" xml:id="id24" draw:id="id24">
          <draw:custom-shape draw:style-name="gr44" draw:text-style-name="P7" xml:id="id23" draw:id="id23" draw:layer="layout" svg:width="4cm" svg:height="2cm" svg:x="13.273cm" svg:y="6.35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5">sshkeygen</text:span></text:p>
            <draw:enhanced-geometry svg:viewBox="0 0 21600 21600" draw:type="rectangle" draw:enhanced-path="M 0 0 L 21600 0 21600 21600 0 21600 0 0 Z N"/>
          </draw:custom-shape>
          <draw:connector draw:style-name="gr45" draw:text-style-name="P5" draw:layer="layout" draw:type="line" svg:x1="16.803cm" svg:y1="6.636cm" svg:x2="16.803cm" svg:y2="6.886cm" draw:start-shape="id23" draw:start-glue-point="16" draw:end-shape="id23" draw:end-glue-point="17" svg:d="M16803 6636v250" svg:viewBox="0 0 1 251">
            <text:p/>
          </draw:connector>
        </draw:g>
        <draw:connector draw:style-name="gr46" draw:text-style-name="P10" draw:layer="layout" svg:x1="8.94cm" svg:y1="6.578cm" svg:x2="13.273cm" svg:y2="7.359cm" draw:start-shape="id14" draw:start-glue-point="2" draw:end-shape="id24" draw:end-glue-point="3" svg:d="M8940 6578v781h4333" svg:viewBox="0 0 4334 782">
          <text:p/>
        </draw:connector>
        <draw:connector draw:style-name="gr47" draw:text-style-name="P14" draw:layer="layout" svg:x1="26.074cm" svg:y1="4.09cm" svg:x2="28.657cm" svg:y2="5.956cm" draw:start-shape="id18" draw:start-glue-point="2" draw:end-shape="id25" draw:end-glue-point="3" svg:d="M26074 4090v1866h2583" svg:viewBox="0 0 2584 1867">
          <text:p/>
        </draw:connector>
        <draw:connector draw:style-name="gr48" draw:text-style-name="P14" draw:layer="layout" svg:x1="26.074cm" svg:y1="4.09cm" svg:x2="28.657cm" svg:y2="8.415cm" draw:start-shape="id18" draw:start-glue-point="2" draw:end-shape="id26" draw:end-glue-point="3" svg:d="M26074 4090v4325h2583" svg:viewBox="0 0 2584 4326">
          <text:p/>
        </draw:connector>
        <draw:connector draw:style-name="gr49" draw:text-style-name="P14" draw:layer="layout" svg:x1="26.074cm" svg:y1="4.09cm" svg:x2="28.657cm" svg:y2="10.643cm" draw:start-shape="id18" draw:start-glue-point="2" draw:end-shape="id27" draw:end-glue-point="3" svg:d="M26074 4090v6553h2583" svg:viewBox="0 0 2584 6554">
          <text:p/>
        </draw:connector>
        <draw:connector draw:style-name="gr50" draw:text-style-name="P14" draw:layer="layout" svg:x1="26.074cm" svg:y1="4.09cm" svg:x2="28.361cm" svg:y2="13.019cm" draw:start-shape="id18" draw:start-glue-point="2" draw:end-shape="id28" draw:end-glue-point="3" svg:d="M26074 4090v8929h2287" svg:viewBox="0 0 2288 8930">
          <text:p/>
        </draw:connector>
        <draw:g draw:style-name="gr1" xml:id="id30" draw:id="id30">
          <draw:custom-shape draw:style-name="gr51" draw:text-style-name="P7" xml:id="id29" draw:id="id29" draw:layer="layout" svg:width="4cm" svg:height="2cm" svg:x="13.206cm" svg:y="11.908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6"><text:span text:style-name="T4">«component»</text:span></text:p>
            <text:p text:style-name="P6"><text:span text:style-name="T5">tokenGenerator</text:span></text:p>
            <draw:enhanced-geometry svg:viewBox="0 0 21600 21600" draw:type="rectangle" draw:enhanced-path="M 0 0 L 21600 0 21600 21600 0 21600 0 0 Z N"/>
          </draw:custom-shape>
          <draw:connector draw:style-name="gr52" draw:text-style-name="P5" draw:layer="layout" draw:type="line" svg:x1="16.736cm" svg:y1="12.185cm" svg:x2="16.736cm" svg:y2="12.435cm" draw:start-shape="id29" draw:start-glue-point="16" draw:end-shape="id29" draw:end-glue-point="17" svg:d="M16736 12185v250" svg:viewBox="0 0 1 251">
            <text:p/>
          </draw:connector>
        </draw:g>
        <draw:connector draw:style-name="gr53" draw:text-style-name="P10" draw:layer="layout" svg:x1="8.94cm" svg:y1="6.578cm" svg:x2="13.206cm" svg:y2="12.908cm" draw:start-shape="id14" draw:start-glue-point="2" draw:end-shape="id30" draw:end-glue-point="3" svg:d="M8940 6578v6330h4266" svg:viewBox="0 0 4267 6331">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mponent" svg:viewBox="0 0 338 419" svg:d="M1 86c1-2 2-3 4-4 1-1 2-1 4-1h55v-72c0-2 0-3 1-4 1-2 2-3 4-4 1-1 2-1 4-1h256c2 0 3 0 5 1 1 1 2 2 3 4 1 1 1 2 1 4v400c0 2 0 3-1 5-1 1-2 2-3 3-2 1-3 1-5 1h-252c-1 1-3 1-4 1-2 0-3 0-4-1-2-1-3-2-4-3-1-2-1-3-1-5v-1-70h-55c-2 0-3 0-4-1-2-1-3-2-4-3-1-2-1-3-1-5v-80c0-2 0-3 1-4 1-2 2-3 4-4 1-1 2-1 4-1h55v-63h-51c-1 1-3 1-4 1-2 0-3 0-4-1-2-1-3-2-4-3-1-2-1-3-1-5v-1-79c0-2 0-3 1-4zM137 81c2 0 3 0 5 1 1 1 2 2 3 4 1 1 1 2 1 4v79 1c0 2 0 3-1 5-1 1-2 2-3 3-2 1-3 1-5 1-1 0-3 0-4-1h-51v63h55c2 0 3 0 5 1 1 1 2 2 3 4 1 1 1 2 1 4v80c0 2 0 3-1 5-1 1-2 2-3 3-2 1-3 1-5 1h-55v61h238v-382h-238v63zM18 99v61h55 55v-61zM128 321v-62h-110v62h5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Navigation" svg:viewBox="0 0 786 1228" svg:d="M151 1228l-76-25-75-25 318-952 76-226 75 226 317 952-76 25-75 25-162-486v462h-80-79v-464z"/>
    <draw:marker draw:name="Square_20_unfilled" draw:display-name="Square unfilled" svg:viewBox="0 0 300 300" svg:d="M0 0h300v300h-300zM20 20h260v260h-260z"/>
    <draw:marker draw:name="UML_20_Arrow" draw:display-name="UML Arrow" svg:viewBox="-0.0901699437494742 0 406.180339887499 756.090169943749" svg:d="M105 715c-2 9-7 17-13 24-7 7-15 12-23 15-9 2-19 3-28 1s-17-7-24-13c-7-7-12-15-15-23-2-9-3-19-1-28l150-650c2-5 3-10 6-14 5-9 11-15 20-20 8-5 17-7 26-7s18 2 27 7c8 5 14 11 19 20 3 4 4 9 6 14l150 650c2 9 1 19-1 28-3 8-8 16-15 23-7 6-15 11-24 13s-19 1-28-1c-8-3-16-8-23-15-6-7-11-15-13-24l-44-194v232h-53-53v-237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22:30:29.260274315</meta:creation-date>
    <meta:generator>LibreOffice/24.2.0.3$Linux_X86_64 LibreOffice_project/420$Build-3</meta:generator>
    <dc:date>2024-04-24T21:21:47.439933454</dc:date>
    <meta:editing-duration>PT56M42S</meta:editing-duration>
    <meta:editing-cycles>18</meta:editing-cycles>
    <meta:document-statistic meta:object-count="68"/>
  </office:meta>
</office:document-meta>
</file>